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Tučné"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18cm" fo:margin-left="-0.199cm" fo:margin-top="0cm" fo:margin-bottom="0cm" table:align="left" style:writing-mode="lr-tb"/>
    </style:style>
    <style:style style:name="Tabulka1.A" style:family="table-column">
      <style:table-column-properties style:column-width="4.831cm"/>
    </style:style>
    <style:style style:name="Tabulka1.B" style:family="table-column">
      <style:table-column-properties style:column-width="12.349cm"/>
    </style:style>
    <style:style style:name="Tabulka1.1" style:family="table-row">
      <style:table-row-properties style:min-row-height="0.45cm" fo:keep-together="auto"/>
    </style:style>
    <style:style style:name="Tabulka1.A1" style:family="table-cell">
      <style:table-cell-properties fo:padding-left="0.199cm" fo:padding-right="0.191cm" fo:padding-top="0cm" fo:padding-bottom="0cm" fo:border="0.5pt solid #00000a"/>
    </style:style>
    <style:style style:name="Tabulka1.11" style:family="table-row">
      <style:table-row-properties style:min-row-height="0.9cm" fo:keep-together="auto"/>
    </style:style>
    <style:style style:name="P1" style:family="paragraph" style:parent-style-name="Text_20_body">
      <style:paragraph-properties fo:margin-top="0cm" fo:margin-bottom="0.499cm" style:contextual-spacing="false"/>
      <style:text-properties officeooo:paragraph-rsid="00237d99"/>
    </style:style>
    <style:style style:name="P2" style:family="paragraph" style:parent-style-name="Text_20_body">
      <style:paragraph-properties fo:margin-top="0cm" fo:margin-bottom="0.499cm" style:contextual-spacing="false" fo:text-align="end" style:justify-single-word="false"/>
      <style:text-properties officeooo:rsid="0031112a" officeooo:paragraph-rsid="0031112a"/>
    </style:style>
    <style:style style:name="P3" style:family="paragraph" style:parent-style-name="Text_20_body">
      <style:text-properties officeooo:rsid="002a8423" officeooo:paragraph-rsid="0039a03f"/>
    </style:style>
    <style:style style:name="P4" style:family="paragraph" style:parent-style-name="Standard">
      <style:paragraph-properties fo:margin-top="0cm" fo:margin-bottom="0.499cm" style:contextual-spacing="false"/>
      <style:text-properties officeooo:rsid="001f72f9" officeooo:paragraph-rsid="0043e90c"/>
    </style:style>
    <style:style style:name="P5" style:family="paragraph" style:parent-style-name="Heading">
      <style:paragraph-properties fo:text-align="start" style:justify-single-word="false"/>
    </style:style>
    <style:style style:name="P6" style:family="paragraph" style:parent-style-name="Text_20_body" style:list-style-name="">
      <style:paragraph-properties fo:margin-top="0cm" fo:margin-bottom="0.499cm" style:contextual-spacing="false"/>
      <style:text-properties officeooo:rsid="0023788d" officeooo:paragraph-rsid="0036c138"/>
    </style:style>
    <style:style style:name="P7" style:family="paragraph" style:parent-style-name="Text_20_body" style:list-style-name="">
      <style:paragraph-properties fo:margin-top="0cm" fo:margin-bottom="0.499cm" style:contextual-spacing="false" fo:text-align="start" style:justify-single-word="false"/>
      <style:text-properties officeooo:rsid="0023788d" officeooo:paragraph-rsid="0036c138"/>
    </style:style>
    <style:style style:name="P8" style:family="paragraph" style:parent-style-name="Text_20_body" style:list-style-name="">
      <style:paragraph-properties fo:margin-top="0cm" fo:margin-bottom="0.499cm" style:contextual-spacing="false" fo:text-align="start" style:justify-single-word="false"/>
      <style:text-properties officeooo:rsid="0023788d" officeooo:paragraph-rsid="003e03df"/>
    </style:style>
    <style:style style:name="P9" style:family="paragraph" style:parent-style-name="Text_20_body" style:list-style-name="">
      <style:paragraph-properties fo:margin-top="0cm" fo:margin-bottom="0.499cm" style:contextual-spacing="false" fo:text-align="start" style:justify-single-word="false"/>
      <style:text-properties officeooo:rsid="0023788d" officeooo:paragraph-rsid="00476ad6"/>
    </style:style>
    <style:style style:name="P10" style:family="paragraph" style:parent-style-name="Text_20_body">
      <style:paragraph-properties fo:margin-top="0cm" fo:margin-bottom="0.499cm" style:contextual-spacing="false"/>
      <style:text-properties officeooo:rsid="0023788d" officeooo:paragraph-rsid="004969c8"/>
    </style:style>
    <style:style style:name="P11" style:family="paragraph" style:parent-style-name="Text_20_body" style:list-style-name="">
      <style:paragraph-properties fo:margin-top="0cm" fo:margin-bottom="0.499cm" style:contextual-spacing="false" fo:text-align="justify" style:justify-single-word="false"/>
      <style:text-properties officeooo:rsid="0023788d" officeooo:paragraph-rsid="004969c8"/>
    </style:style>
    <style:style style:name="P12" style:family="paragraph" style:parent-style-name="Text_20_body">
      <style:paragraph-properties fo:margin-top="0cm" fo:margin-bottom="0.499cm" style:contextual-spacing="false"/>
      <style:text-properties officeooo:rsid="0023788d" officeooo:paragraph-rsid="004b3214"/>
    </style:style>
    <style:style style:name="P13" style:family="paragraph" style:parent-style-name="Text_20_body">
      <style:paragraph-properties fo:margin-top="0cm" fo:margin-bottom="0.499cm" style:contextual-spacing="false" fo:text-align="start" style:justify-single-word="false"/>
      <style:text-properties officeooo:paragraph-rsid="0034e06e"/>
    </style:style>
    <style:style style:name="P14" style:family="paragraph" style:parent-style-name="Text_20_body">
      <style:paragraph-properties fo:margin-top="0cm" fo:margin-bottom="0.499cm" style:contextual-spacing="false"/>
      <style:text-properties officeooo:paragraph-rsid="003fd509"/>
    </style:style>
    <style:style style:name="P15" style:family="paragraph" style:parent-style-name="Text_20_body">
      <style:paragraph-properties fo:margin-top="0cm" fo:margin-bottom="0.499cm" style:contextual-spacing="false" fo:text-align="justify" style:justify-single-word="false"/>
      <style:text-properties officeooo:paragraph-rsid="0043e90c"/>
    </style:style>
    <style:style style:name="P16" style:family="paragraph" style:parent-style-name="Text_20_body">
      <style:paragraph-properties fo:margin-top="0cm" fo:margin-bottom="0.499cm" style:contextual-spacing="false"/>
      <style:text-properties officeooo:rsid="00237d99" officeooo:paragraph-rsid="0043e90c"/>
    </style:style>
    <style:style style:name="P17" style:family="paragraph" style:parent-style-name="Text_20_body">
      <style:paragraph-properties fo:margin-top="0cm" fo:margin-bottom="0.499cm" style:contextual-spacing="false"/>
      <style:text-properties officeooo:paragraph-rsid="004602de"/>
    </style:style>
    <style:style style:name="P18" style:family="paragraph" style:parent-style-name="Text_20_body" style:list-style-name="">
      <style:text-properties officeooo:rsid="0023788d" officeooo:paragraph-rsid="0023788d"/>
    </style:style>
    <style:style style:name="P19" style:family="paragraph" style:parent-style-name="Text_20_body" style:list-style-name="">
      <style:text-properties officeooo:rsid="0023788d" officeooo:paragraph-rsid="00346b37"/>
    </style:style>
    <style:style style:name="P20" style:family="paragraph" style:parent-style-name="Text_20_body" style:list-style-name="">
      <style:paragraph-properties fo:text-align="start" style:justify-single-word="false"/>
      <style:text-properties officeooo:rsid="0023788d" officeooo:paragraph-rsid="0034e06e"/>
    </style:style>
    <style:style style:name="P21" style:family="paragraph" style:parent-style-name="Text_20_body" style:list-style-name="">
      <style:text-properties fo:font-weight="bold" officeooo:rsid="0034e06e" officeooo:paragraph-rsid="0034e06e" style:font-weight-asian="bold" style:font-weight-complex="bold"/>
    </style:style>
    <style:style style:name="P22" style:family="paragraph" style:parent-style-name="Text_20_body" style:list-style-name="WWNum2">
      <style:text-properties officeooo:paragraph-rsid="0043e90c"/>
    </style:style>
    <style:style style:name="P23" style:family="paragraph" style:parent-style-name="Text_20_body">
      <style:text-properties officeooo:rsid="0039a03f" officeooo:paragraph-rsid="0045ddba"/>
    </style:style>
    <style:style style:name="P24" style:family="paragraph" style:parent-style-name="Text_20_body">
      <style:paragraph-properties fo:text-align="center" style:justify-single-word="false"/>
      <style:text-properties officeooo:rsid="0039a03f" officeooo:paragraph-rsid="0045ddba"/>
    </style:style>
    <style:style style:name="P25" style:family="paragraph" style:parent-style-name="Text_20_body">
      <style:paragraph-properties fo:text-align="end" style:justify-single-word="false"/>
      <style:text-properties style:text-underline-style="none" officeooo:rsid="003a40be" officeooo:paragraph-rsid="003a40be"/>
    </style:style>
    <style:style style:name="P26" style:family="paragraph" style:parent-style-name="Text_20_body" style:list-style-name="">
      <style:paragraph-properties fo:text-align="start" style:justify-single-word="false"/>
      <style:text-properties officeooo:paragraph-rsid="0040f1c4"/>
    </style:style>
    <style:style style:name="P27" style:family="paragraph" style:parent-style-name="Text_20_body" style:list-style-name="">
      <style:text-properties officeooo:rsid="0032dab9" officeooo:paragraph-rsid="0032dab9"/>
    </style:style>
    <style:style style:name="P28" style:family="paragraph" style:parent-style-name="Text_20_body">
      <style:text-properties officeooo:rsid="002a8423" officeooo:paragraph-rsid="0043e90c"/>
    </style:style>
    <style:style style:name="P29" style:family="paragraph" style:parent-style-name="Text_20_body">
      <style:text-properties officeooo:rsid="002a8423" officeooo:paragraph-rsid="0039a03f"/>
    </style:style>
    <style:style style:name="P30" style:family="paragraph" style:parent-style-name="Text_20_body">
      <style:text-properties officeooo:paragraph-rsid="0043e90c" style:language-asian="cs" style:country-asian="CZ"/>
    </style:style>
    <style:style style:name="P31" style:family="paragraph" style:parent-style-name="Text_20_body">
      <style:text-properties officeooo:paragraph-rsid="0043e90c"/>
    </style:style>
    <style:style style:name="P32" style:family="paragraph" style:parent-style-name="Text_20_body">
      <style:text-properties officeooo:paragraph-rsid="0045ddba"/>
    </style:style>
    <style:style style:name="P33" style:family="paragraph" style:parent-style-name="Text_20_body">
      <style:text-properties style:text-underline-style="solid" style:text-underline-width="auto" style:text-underline-color="font-color" fo:font-weight="bold" officeooo:rsid="00476ad6" officeooo:paragraph-rsid="00476ad6" style:font-weight-asian="bold" style:font-weight-complex="bold"/>
    </style:style>
    <style:style style:name="P34" style:family="paragraph" style:parent-style-name="Text_20_body">
      <style:paragraph-properties fo:break-before="pag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5" style:family="paragraph" style:parent-style-name="Text_20_body">
      <style:paragraph-properties fo:text-align="justify" style:justify-single-word="false" style:writing-mode="lr-tb"/>
      <style:text-properties officeooo:paragraph-rsid="0043e90c"/>
    </style:style>
    <style:style style:name="P36" style:family="paragraph" style:parent-style-name="Text_20_body">
      <style:paragraph-properties fo:text-align="justify" style:justify-single-word="false" style:writing-mode="lr-tb"/>
      <style:text-properties officeooo:rsid="002fb573" officeooo:paragraph-rsid="0043e90c"/>
    </style:style>
    <style:style style:name="P37" style:family="paragraph" style:parent-style-name="Text_20_body">
      <style:paragraph-properties fo:text-align="justify" style:justify-single-word="false" style:writing-mode="lr-tb"/>
      <style:text-properties officeooo:rsid="00269040" officeooo:paragraph-rsid="0043e90c"/>
    </style:style>
    <style:style style:name="P38" style:family="paragraph" style:parent-style-name="Text_20_body">
      <style:paragraph-properties fo:text-align="justify" style:justify-single-word="false" style:writing-mode="lr-tb"/>
      <style:text-properties officeooo:rsid="0027f8f5" officeooo:paragraph-rsid="0043e90c"/>
    </style:style>
    <style:style style:name="P39" style:family="paragraph" style:parent-style-name="Text_20_body">
      <style:paragraph-properties fo:text-align="justify" style:justify-single-word="false" style:writing-mode="lr-tb"/>
      <style:text-properties officeooo:rsid="0028ccb9" officeooo:paragraph-rsid="0043e90c"/>
    </style:style>
    <style:style style:name="P40" style:family="paragraph" style:parent-style-name="Text_20_body">
      <style:paragraph-properties fo:text-align="justify" style:justify-single-word="false" style:writing-mode="lr-tb"/>
      <style:text-properties officeooo:rsid="002a8423" officeooo:paragraph-rsid="0043e90c"/>
    </style:style>
    <style:style style:name="P41" style:family="paragraph" style:parent-style-name="Quotations">
      <style:text-properties officeooo:paragraph-rsid="0043e90c"/>
    </style:style>
    <style:style style:name="P42" style:family="paragraph" style:parent-style-name="Quotations">
      <style:text-properties officeooo:rsid="0039a03f" officeooo:paragraph-rsid="004602de"/>
    </style:style>
    <style:style style:name="P43" style:family="paragraph" style:parent-style-name="Quotations">
      <style:text-properties officeooo:paragraph-rsid="004602de"/>
    </style:style>
    <style:style style:name="P44" style:family="paragraph" style:parent-style-name="Quotations">
      <style:paragraph-properties fo:text-align="start" style:justify-single-word="false"/>
      <style:text-properties officeooo:paragraph-rsid="004602de"/>
    </style:style>
    <style:style style:name="P45" style:family="paragraph" style:parent-style-name="Quotations">
      <style:paragraph-properties fo:margin-left="2.501cm" fo:margin-right="1cm" fo:text-indent="0cm" style:auto-text-indent="false"/>
      <style:text-properties officeooo:paragraph-rsid="004602de"/>
    </style:style>
    <style:style style:name="P46" style:family="paragraph" style:parent-style-name="Heading_20_1" style:list-style-name="">
      <style:text-properties officeooo:rsid="0032dab9" officeooo:paragraph-rsid="0032dab9"/>
    </style:style>
    <style:style style:name="P47" style:family="paragraph" style:parent-style-name="Heading_20_1">
      <style:text-properties officeooo:rsid="001f72f9" officeooo:paragraph-rsid="0043e90c"/>
    </style:style>
    <style:style style:name="P48" style:family="paragraph" style:parent-style-name="Heading_20_1">
      <style:text-properties officeooo:paragraph-rsid="0043e90c"/>
    </style:style>
    <style:style style:name="P49" style:family="paragraph" style:parent-style-name="Heading_20_1" style:list-style-name="">
      <style:paragraph-properties fo:text-align="center" style:justify-single-word="false" fo:orphans="2" fo:widows="2" fo:hyphenation-ladder-count="2"/>
      <style:text-properties fo:hyphenate="true" fo:hyphenation-remain-char-count="2" fo:hyphenation-push-char-count="2"/>
    </style:style>
    <style:style style:name="P50" style:family="paragraph" style:parent-style-name="Heading_20_1">
      <style:text-properties officeooo:rsid="004969c8" officeooo:paragraph-rsid="004969c8"/>
    </style:style>
    <style:style style:name="P51" style:family="paragraph" style:parent-style-name="Heading_20_1">
      <style:paragraph-properties fo:break-before="page"/>
    </style:style>
    <style:style style:name="P52" style:family="paragraph" style:parent-style-name="Heading_20_1">
      <style:paragraph-properties fo:break-before="page"/>
    </style:style>
    <style:style style:name="P53" style:family="paragraph" style:parent-style-name="Footer">
      <style:paragraph-properties fo:text-align="center" style:justify-single-word="false"/>
    </style:style>
    <style:style style:name="T1" style:family="text">
      <style:text-properties officeooo:rsid="001f72f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346b37"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1d78d"/>
    </style:style>
    <style:style style:name="T7" style:family="text">
      <style:text-properties fo:font-style="italic" style:font-style-asian="italic" style:font-style-complex="italic"/>
    </style:style>
    <style:style style:name="T8" style:family="text">
      <style:text-properties fo:font-style="italic" officeooo:rsid="003e03df"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23788d"/>
    </style:style>
    <style:style style:name="T11" style:family="text">
      <style:text-properties fo:font-weight="bold" style:font-weight-asian="bold" style:font-weight-complex="bold"/>
    </style:style>
    <style:style style:name="T12" style:family="text">
      <style:text-properties fo:font-weight="bold" officeooo:rsid="002fb573" style:font-weight-asian="bold" style:font-weight-complex="bold"/>
    </style:style>
    <style:style style:name="T13" style:family="text">
      <style:text-properties fo:font-weight="bold" officeooo:rsid="0023788d" style:font-weight-asian="bold" style:font-weight-complex="bold"/>
    </style:style>
    <style:style style:name="T14" style:family="text">
      <style:text-properties fo:font-weight="bold" officeooo:rsid="00346b37" style:font-weight-asian="bold" style:font-weight-complex="bold"/>
    </style:style>
    <style:style style:name="T15" style:family="text">
      <style:text-properties fo:font-weight="bold" officeooo:rsid="003a40be" style:font-weight-asian="bold" style:font-weight-complex="bold"/>
    </style:style>
    <style:style style:name="T16" style:family="text">
      <style:text-properties fo:font-weight="bold" officeooo:rsid="0040f1c4" style:font-weight-asian="bold" style:font-weight-complex="bold"/>
    </style:style>
    <style:style style:name="T17" style:family="text">
      <style:text-properties fo:font-weight="bold" officeooo:rsid="004602de" style:font-weight-asian="bold" style:font-weight-complex="bold"/>
    </style:style>
    <style:style style:name="T18" style:family="text">
      <style:text-properties fo:font-weight="bold" officeooo:rsid="00476ad6" style:font-weight-asian="bold" style:font-weight-complex="bold"/>
    </style:style>
    <style:style style:name="T19" style:family="text">
      <style:text-properties officeooo:rsid="00253345"/>
    </style:style>
    <style:style style:name="T20" style:family="text">
      <style:text-properties officeooo:rsid="0027f8f5"/>
    </style:style>
    <style:style style:name="T21" style:family="text">
      <style:text-properties officeooo:rsid="0028ccb9"/>
    </style:style>
    <style:style style:name="T22" style:family="text">
      <style:text-properties officeooo:rsid="002a8423"/>
    </style:style>
    <style:style style:name="T23" style:family="text">
      <style:text-properties officeooo:rsid="002c4faa"/>
    </style:style>
    <style:style style:name="T24" style:family="text">
      <style:text-properties officeooo:rsid="002fb573"/>
    </style:style>
    <style:style style:name="T25" style:family="text">
      <style:text-properties officeooo:rsid="0032dab9"/>
    </style:style>
    <style:style style:name="T26" style:family="text">
      <style:text-properties officeooo:rsid="00346b37"/>
    </style:style>
    <style:style style:name="T27" style:family="text">
      <style:text-properties officeooo:rsid="0034e06e"/>
    </style:style>
    <style:style style:name="T28" style:family="text">
      <style:text-properties style:text-underline-style="none"/>
    </style:style>
    <style:style style:name="T29" style:family="text">
      <style:text-properties style:text-underline-style="none" officeooo:rsid="0039a03f"/>
    </style:style>
    <style:style style:name="T30" style:family="text">
      <style:text-properties style:text-underline-style="none" officeooo:rsid="003bbac3"/>
    </style:style>
    <style:style style:name="T31" style:family="text">
      <style:text-properties style:text-underline-style="none" officeooo:rsid="0040214a"/>
    </style:style>
    <style:style style:name="T32" style:family="text">
      <style:text-properties style:text-underline-style="none" officeooo:rsid="0045ddba"/>
    </style:style>
    <style:style style:name="T33" style:family="text">
      <style:text-properties fo:font-weight="normal" style:font-weight-asian="normal" style:font-weight-complex="normal"/>
    </style:style>
    <style:style style:name="T34" style:family="text">
      <style:text-properties fo:font-weight="normal" officeooo:rsid="003bbac3" style:font-weight-asian="normal" style:font-weight-complex="normal"/>
    </style:style>
    <style:style style:name="T35" style:family="text">
      <style:text-properties fo:font-weight="normal" officeooo:rsid="0023788d" style:font-weight-asian="normal" style:font-weight-complex="normal"/>
    </style:style>
    <style:style style:name="T36" style:family="text">
      <style:text-properties fo:font-weight="normal" officeooo:rsid="0040f1c4" style:font-weight-asian="normal" style:font-weight-complex="normal"/>
    </style:style>
    <style:style style:name="T37" style:family="text">
      <style:text-properties fo:font-weight="normal" officeooo:rsid="0043e90c" style:font-weight-asian="normal" style:font-weight-complex="normal"/>
    </style:style>
    <style:style style:name="T38" style:family="text">
      <style:text-properties fo:font-weight="normal" officeooo:rsid="00371dca" style:font-weight-asian="normal" style:font-weight-complex="normal"/>
    </style:style>
    <style:style style:name="T39" style:family="text">
      <style:text-properties fo:font-weight="normal" officeooo:rsid="004602de" style:font-weight-asian="normal" style:font-weight-complex="normal"/>
    </style:style>
    <style:style style:name="T40" style:family="text">
      <style:text-properties fo:font-weight="normal" officeooo:rsid="002fb573" style:font-weight-asian="normal" style:font-weight-complex="normal"/>
    </style:style>
    <style:style style:name="T41" style:family="text">
      <style:text-properties officeooo:rsid="0036c138"/>
    </style:style>
    <style:style style:name="T42" style:family="text">
      <style:text-properties officeooo:rsid="00371dca"/>
    </style:style>
    <style:style style:name="T43" style:family="text">
      <style:text-properties officeooo:rsid="0039a03f"/>
    </style:style>
    <style:style style:name="T44" style:family="text">
      <style:text-properties officeooo:rsid="003a40be"/>
    </style:style>
    <style:style style:name="T45" style:family="text">
      <style:text-properties officeooo:rsid="003bbac3"/>
    </style:style>
    <style:style style:name="T46" style:family="text">
      <style:text-properties officeooo:rsid="003d8914"/>
    </style:style>
    <style:style style:name="T47" style:family="text">
      <style:text-properties officeooo:rsid="003e03df"/>
    </style:style>
    <style:style style:name="T48" style:family="text">
      <style:text-properties officeooo:rsid="0043e90c"/>
    </style:style>
    <style:style style:name="T49" style:family="text">
      <style:text-properties officeooo:rsid="0045ddba"/>
    </style:style>
    <style:style style:name="T50" style:family="text">
      <style:text-properties officeooo:rsid="004602de"/>
    </style:style>
    <style:style style:name="T51" style:family="text">
      <style:text-properties officeooo:rsid="00476ad6"/>
    </style:style>
    <style:style style:name="T52" style:family="text">
      <style:text-properties officeooo:rsid="004969c8"/>
    </style:style>
    <style:style style:name="T53" style:family="text">
      <style:text-properties officeooo:rsid="004b3214"/>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7">Obvodnímu soudu pro Prahu 1<text:line-break/></text:span>Ovocný trh 587/14<text:line-break/>11000 Praha 1 – Staré Město </text:p>
      <text:p text:style-name="P2">V Praze dne <text:date style:data-style-name="N36" text:date-value="2016-02-09T23:23:00.274482700" text:fixed="true">09.02.2016</text:date></text:p>
      <text:h text:style-name="P46" text:outline-level="1">Návrh na nařízení výkonu rozhodnutí</text:h>
      <text:p text:style-name="P27"/>
      <text:h text:style-name="P6" text:outline-level="1"><text:span text:style-name="T41">podaný podle § 251 odst. 1, § 274 odst. 1 písm. b) o. s. ř. k výkonu pravomocného rozsudku</text:span> Městského soudu v Praze ze dne 7. září 2015, č. j.: 11 A 3/2014 – 82</text:h>
      <text:h text:style-name="P6" text:outline-level="1"><text:line-break/><text:span text:style-name="T26">ve věci <text:tab/><text:tab/></text:span><text:span text:style-name="T14">„poskytnutí technických norem ve stavebnictví“</text:span></text:h>
      <text:h text:style-name="P18" text:outline-level="1"/>
      <text:h text:style-name="P20" text:outline-level="1"><text:span text:style-name="T11">Oprávněný</text:span>: <text:tab/><text:span text:style-name="T11">Mgr. Bc. Jakub Michálek</text:span><text:line-break/><text:tab/><text:tab/><text:span text:style-name="T26">trvale bytem Zenklova 841/193, Praha 8, 182 00<text:line-break/><text:tab/><text:tab/></text:span><text:span text:style-name="T4">doručovat do datové schránky 4memzkm</text:span><text:span text:style-name="T26"><text:line-break/><text:tab/><text:tab/>není-li doručováno do datové schránky, doručovat na doručovací adresu<text:line-break/><text:tab/><text:tab/>Bořivojova 108, Praha 3 - Žižkov</text:span></text:h>
      <text:h text:style-name="P26" text:outline-level="1"><text:span text:style-name="T13">Povinný</text:span><text:span text:style-name="T10">: <text:tab/></text:span><text:span text:style-name="T13">Česká republika</text:span><text:span text:style-name="T10">, jednající<text:line-break/><text:tab/><text:tab/></text:span><text:span text:style-name="T13">Úřad</text:span><text:span text:style-name="T16">em</text:span><text:span text:style-name="T13"> pro technickou normalizaci, metrologii a státní zkušebnictví</text:span><text:span text:style-name="T10"><text:line-break/><text:tab/><text:tab/>se sídlem </text:span>Biskupský dvůr 1148/5, <text:span text:style-name="T26">Nové Město, 11000 Praha</text:span></text:h>
      <text:h text:style-name="P19" text:outline-level="1"/>
      <text:h text:style-name="P21" text:outline-level="1">Přílohy</text:h>
      <text:h text:style-name="P9" text:outline-level="1"><text:span text:style-name="T41">pravomocný rozsudek</text:span> Městského soudu v Praze ze dne 7. září 2015, č. j.: 11 A 3/2014 – 82<text:line-break/><text:span text:style-name="T51">vyjádření oprávněného k neplnění povinnosti uložené soudem ze strany povinného</text:span><text:line-break/></text:h>
      <text:h text:style-name="P8" text:outline-level="1"><text:span text:style-name="T8">Soudní poplatek: 2000 Kč v kolcích</text:span><text:span text:style-name="T47"><text:line-break/><text:line-break/><text:line-break/></text:span></text:h>
      <text:h text:style-name="P7" text:outline-level="1"/>
      <text:h text:style-name="P52" text:outline-level="1">Úvod</text:h>
      <text:p text:style-name="P1"><text:span text:style-name="T1">Pravomocným r</text:span>ozsudkem Městského soudu v Praze ze dne 7. září 2015, č. j. 11 A 3/2014 – 82 <text:span text:style-name="T25">(dále jen „exekuční titul“) </text:span>bylo Úřadu pro technickou normalizaci, metrologii a státní zkušebnictví uloženo, aby ve lhůtě třiceti dnů ode dne právní moci tohoto rozsudku poskytl žalobci plné znění všech technických norem ČSN, ČSN EN, <text:span text:style-name="T28">podle nichž stanoví povinnost postupovat zákon č. 183/2006 Sb., stavební zákon, a právní předpisy vydané k jeho provedení</text:span> (<text:span text:style-name="T27">dále jen „</text:span><text:span text:style-name="T11">technické normy ve stavebnictví</text:span><text:span text:style-name="T33">“</text:span>). <text:span text:style-name="T47">Žalovaný tuto povinnost z větší části vůbec nesplnil, a proto tímto navrhuje žalobce soudní výkon rozhodnutí.</text:span></text:p>
      <text:h text:style-name="Heading_20_1" text:outline-level="1">Pasivní legitimace povinného</text:h>
      <text:p text:style-name="P14"><text:span text:style-name="T25">Exekučním titulem vydaným ve správním soudnictví byla povinnost poskytnout informace uložena Úřadu pro technickou normalizaci, metrologii a státní zkušebnictví, který je správním úřadem podle § 1 odst. 1 zákona č. č. 20/1993 Sb., o zabezpečení výkonu státní správy v oblasti technické normalizace, metrologie a státního zkušebnictví. </text:span></text:p>
      <text:p text:style-name="P15"><text:span text:style-name="T48">Podle § 38 zákona č. 219/2000 Sb., o majetku České republiky a jejím vystupování v právních vztazích, závazky vzniklé z činnosti organizačních složek jsou závazky státu. Závazek v účetnictví vede a jménem státu jako nositele závazku závazek plní ta organizační složka, z jejíž činnosti závazek vznikl nebo s ní souvisí. Proto je pasivně legitimována Česká</text:span><text:span text:style-name="T13"> </text:span><text:span text:style-name="T35">republika, jednající </text:span><text:span text:style-name="T37">Ú</text:span><text:span text:style-name="T35">řad</text:span><text:span text:style-name="T36">em</text:span><text:span text:style-name="T35"> pro technickou normalizaci, metrologii a státní zkušebnictví.</text:span></text:p>
      <text:h text:style-name="Heading_20_1" text:outline-level="1">Podstata sporu</text:h>
      <text:p text:style-name="P12"><text:span text:style-name="T52">P</text:span>ovinný neposkytl oprávněnému všechny technické normy ve stavebnictví, ale pouze 4 vybrané, ačkoliv mu soudní rozhodnutí výslovně ukládá poskytnout „všechny“ technické normy ve stavebnictví, <text:span text:style-name="T53">přičemž z přiloženého vyjádření vyplývá, že takových norem je nejméně 20</text:span>. </text:p>
      <text:p text:style-name="P12"><text:span text:style-name="T52">Protože povinný – orgán státu – neplní, co mu ukládá vykonatelné rozhodnutí soudu, navrhuje oprávněný výkon rozhodnutí. U již poskytnutých, níže uvedených technických norem, oprávněný nařízení výkonu rozhodnutí nenavrhuje.</text:span> </text:p>
      <text:h text:style-name="P11" text:outline-level="1"><text:span text:style-name="T52">Oprávněný přikládá v příloze své vyjádření k neplnění povinnosti uložené soudem ze strany povinného, a to s cílem, aby soud měl všechny relevantní informace pro případ, že povinný navrhne zastavení nebo odklad výkonu rozhodnutí, které jsou v tomto případě evidentně zcela nedůvodné. Všechny očekávané námitky vyřešil již v předchozím řízení Nejvyšší správní soud, jehož právní názor je v řízení o výkonu rozhodnutí směrodatný a nelze ho zpochybňovat.</text:span></text:h>
      <text:h text:style-name="P49" text:outline-level="1"/>
      <text:h text:style-name="P51" text:outline-level="1">Závěrečný návrh</text:h>
      <text:p text:style-name="P3"><text:span text:style-name="T43">Oprávněný navrhuje, aby soud </text:span>podle § 345 o. s. ř. <text:span text:style-name="T42">vydal toto </text:span><text:span text:style-name="T38">usnesení</text:span><text:span text:style-name="T42">:</text:span></text:p>
      <text:p text:style-name="P3"/>
      <text:p text:style-name="P24"><text:span text:style-name="T11">Nařizuje se </text:span><text:span text:style-name="T17">výkon rozhodnutí</text:span> </text:p>
      <text:p text:style-name="P23"><text:span text:style-name="T49">I. </text:span>rozsudku Městského soudu v Praze ze dne 7. září 2015, č. j. 11 A 3/2014 – 82, <text:span text:style-name="T49">kterým byla </text:span>Úřadu pro technickou normalizaci, metrologii a státní zkušebnictví uložen<text:span text:style-name="T49">a povinnost</text:span>, aby ve lhůtě třiceti dnů ode dne právní moci tohoto rozsudku poskytl žalobci plné znění všech technických norem ČSN, ČSN EN, <text:span text:style-name="T28">podle nichž stanoví povinnost postupovat zákon č. 183/2006 Sb., stavební zákon, a právní předpisy vydané k jeho provedení</text:span>, <text:span text:style-name="T50">a to</text:span></text:p>
      <text:p text:style-name="P43"><text:span text:style-name="T39">I.1</text:span><text:span text:style-name="T17"> </text:span><text:span text:style-name="T15">odebráním</text:span><text:span text:style-name="T44"> </text:span><text:span text:style-name="T15">věci </text:span><text:span text:style-name="T18">povinnému</text:span><text:span text:style-name="T44"> – plného znění všech technických norem ČSN, ČSN EN, </text:span><text:span text:style-name="T29">podle nichž stanoví povinnost postupovat zákon č. 183/2006 Sb., stavební zákon, a právní předpisy vydané k jeho provedení, </text:span><text:span text:style-name="T31">s výjimkou následujících </text:span><text:span text:style-name="T32">technických </text:span><text:span text:style-name="T31">norem:</text:span></text:p>
      <text:p text:style-name="P45"><text:span text:style-name="T31">ČSN 73 6110 Projektování místních komunikací</text:span></text:p>
      <text:p text:style-name="P45"><text:span text:style-name="T31">ČSN 73 6425-1 Autobusové, trolejbusové a tramvajové zastávky, přestupní uzly a stanoviště – Část 1: Navrhování zastávek</text:span></text:p>
      <text:p text:style-name="P45"><text:span text:style-name="T31">ČSN 73 5710 Požární stanice a požární zbrojnice </text:span></text:p>
      <text:p text:style-name="P45"><text:span text:style-name="T31">ČSN 73 4301 Obytné budovy (a její změny), 73 4301 změna 1, 73 4301 změna 2, 73 4301 změna 3</text:span><text:span text:style-name="T29">;</text:span></text:p>
      <text:p text:style-name="P44">a nebude-li takto soud z jakýchkoliv důvodů postupovat, <text:span text:style-name="T7">eventuálně</text:span>,</text:p>
      <text:p text:style-name="P42">I.<text:span text:style-name="T50">2</text:span> <text:span text:style-name="T11">uložením pokuty </text:span><text:span text:style-name="T18">povinnému</text:span> ve výši 100 000 Kč a nesplní-li povinný ani poté vykonávané rozhodnutí, ukládáním dalších pokut ve výši 100 000 Kč, dokud výkon rozhodnutí nebude zastaven,</text:p>
      <text:p text:style-name="P32"><text:span text:style-name="T49">II. ohledně nákladů oprávněného a řízení, které vznikly nebo v budoucnu vzniknou v tomto řízení o výkonu rozhodnutí, a to </text:span><text:span text:style-name="T30">přikázáním pohledávky z bankovního účtu povinného vedeného u </text:span><text:span text:style-name="Strong_20_Emphasis"><text:span text:style-name="T33">ČNB, pob. Praha, č.ú.: 10014-21622001/0710, </text:span></text:span><text:span text:style-name="Strong_20_Emphasis"><text:span text:style-name="T34">na bankovní účet oprávněného vedený u FIO banky, a. s., č.ú. 2700468658/2010.</text:span></text:span><text:span text:style-name="Strong_20_Emphasis"><text:span text:style-name="T45"> </text:span></text:span></text:p>
      <text:p text:style-name="P25">Mgr. Bc. Jakub Michálek, oprávněný</text:p>
      <text:p text:style-name="P34">Příloha k návrhu na výkon rozhodnutí</text:p>
      <text:p text:style-name="P5"><text:span text:style-name="T50">Vyjádření oprávněného k neplnění povinnosti uložené soudem <text:line-break/>ze strany povinného</text:span></text:p>
      <text:h text:style-name="P50" text:outline-level="1" text:restart-numbering="true" text:start-value="-1">Úvod</text:h>
      <text:p text:style-name="P10">Spor mezi oprávněným a povinným spočívá v tom, že povinný neposkytl oprávněnému všechny technické normy ve stavebnictví, ale pouze 4 vybrané, ačkoliv mu soudní rozhodnutí výslovně ukládá poskytnout „všechny“ technické normy ve stavebnictví. </text:p>
      <text:p text:style-name="P17"><text:span text:style-name="T50">Povinný omlouvá odepření zbývajících technických norem ve stavebnictví tím, že údajně nejsou právně závazné (viz dále vyjádření povinného). Oprávněný dokládá rozhodnutím Nejvyššího správního soudu, že Nejvyšší správní soud se již s touto námitkou povinného vypořádal v předchozím řízení. Tato námitka tak pro účely výkonu rozhodnutí není relevantní a povinný pouze odsouvá výkon rozhodnutí. Nejvyšší správní soud již autoritativně vyřešil předběžnou otázku, že technickými normami ve stavebnictví je třeba rozumět i technické normy, které povinný označuje za indikativní, byť jsou závazné. Oprávněný proto odkazuje na </text:span>nález Ústavního soudu sp. zn. I. ÚS 647/02 <text:span text:style-name="T19">a </text:span>zdůraz<text:span text:style-name="T19">ňuje</text:span> požadavek na celkovou harmonii soudních rozhodnutí podmiňující důvěru v právo.</text:p>
      <text:p text:style-name="P16">Oprávněný <text:span text:style-name="T52">v tomto vyjádření </text:span>tvrdí a dokazuje, že existují konkrétní technické normy ve stavebnictví, podle nichž stanoví povinnost postupovat zákon č. 183/2006 Sb., a které mu povinný neposkytl, a tedy porušil svou povinnost. Oprávněný dále doplňuje, že tyto technické normy ve stavebnictví jsou na základě zákona „zezávazněny“ a jsou tedy součástí právního řádu. Vzhledem k právní zásadě <text:span text:style-name="T7">„iura novit curia“</text:span> není <text:span text:style-name="T19">úkolem oprávněného dokazovat úplný výčet technických norem ve stavebnictví, nýbrž tento výčet zná soudní exekutor nebo exekuční soud z úřední povinnosti. Přesto oprávněný, aby unesl břemeno důkazní v exekučním řízení dokládá příklad nejméně 20 technických norem ve stavebnictví, které mu povinný neprávem zadržuje.</text:span></text:p>
      <text:h text:style-name="P48" text:outline-level="1">Vyjádření povinného </text:h>
      <text:p text:style-name="P4"><text:span text:style-name="T19">Povinný zaslal oprávněnému 4 technické normy ve stavebnictví </text:span><text:a xlink:type="simple" xlink:href="https://github.com/pirati-cz/KlubPraha/tree/master/spisy/2015/68-technicke-normy/11-poskytnute-normy"><text:span text:style-name="T19">https://github.com/pirati-cz/KlubPraha/tree/master/spisy/2015/68-technicke-normy/11-poskytnute-normy</text:span></text:a><text:span text:style-name="T19"> a dále publikoval své veřejné vyjádření k rozsudku na svých internetových stránkách </text:span><text:a xlink:type="simple" xlink:href="http://www.unmz.cz/urad/vyjadreni-k-rozsudku-mestskeho-soudu"><text:span text:style-name="T19">http://www.unmz.cz/urad/vyjadreni-k-rozsudku-mestskeho-soudu</text:span></text:a><text:span text:style-name="T19">. Toto vyjádření zde oprávněný cituje za účelem objasnění podstaty sporu:</text:span></text:p>
      <text:p text:style-name="P41">„Určení okruhu technických norem, kterých se výrok uvedeného rozsudku týká, bylo provedeno prostřednictvím konzultace s Ministerstvem pro místní rozvoj, jakožto gestorem stavebního zákona a právních předpisů vydaných k jeho provedení. Podle vyjádření Ministerstva pro místní rozvoj je forma výlučného odkazu na technickou normu, od které se tak nelze odchýlit, použita pouze u normy ČSN 73 6110 Projektování místních komunikací, a to ve vyhlášce č. 501/2006 Sb., o obecných požadavcích na využívání území vyhlášky, ve znění pozdějších předpisů. Tato technická norma je již zveřejněna Ministerstvem pro místní rozvoj na následující adrese: <text:a xlink:type="simple" xlink:href="http://www.mmr.cz/cs/Stavebni-rad-a-bytova-politika/Uzemni-planovani-a-stavebni-rad/Pravo-a-legislativa-%281%29/Prehled-platnych-pravnich-predpisu/Dalsi-predpisy/Norma-CSN-73-6110-Projektovani-mistnich-komunika"><text:span text:style-name="T2">http://www.mmr.cz/cs/Stavebni-</text:span></text:a><text:soft-page-break/><text:a xlink:type="simple" xlink:href="http://www.mmr.cz/cs/Stavebni-rad-a-bytova-politika/Uzemni-planovani-a-stavebni-rad/Pravo-a-legislativa-%281%29/Prehled-platnych-pravnich-predpisu/Dalsi-predpisy/Norma-CSN-73-6110-Projektovani-mistnich-komunika"><text:span text:style-name="T2">rad-a-bytova-politika/Uzemni-planovani-a-stavebni-rad/Pravo-a-legislativa-(1)/Prehled-platnych-pravnich-predpisu/Dalsi-predpisy/Norma-CSN-73-6110-Projektovani-mistnich-komunika</text:span></text:a></text:p>
      <text:p text:style-name="P41">Vyhláška č. 268/2009 Sb., o technických požadavcích na stavby, ve znění pozdějších předpisů, k závaznosti norem v 55 odst. 2 stanoví, že „Odchylky od norem jsou přípustné, pokud se prokáže, že navržené řešení odpovídá nejméně základním požadavkům na stavby uvedeným v § 8“ (kam patří např. mechanická odolnost a stabilita, požární bezpečnost a ochrana proti hluku). Tato vyhláška tak nestanoví povinnost postupovat podle technických norem.</text:p>
      <text:p text:style-name="P41">Vyhláška č. 398/2009 Sb., o obecných technických požadavcích zabezpečujících bezbariérové užívání staveb (bezbariérová vyhláška) možnost odchýlení se od technických norem upravuje odlišně, když v ustanovení § 15 odst. 2 uvádí, že odchylky od norem jsou přípustné, pokud se prokáže, že navržené řešení odpovídá nejméně požadavkům norem. V tomto případě je proto stanovena povinnost dodržet minimálně požadavky norem a tudíž je nepřímo stanovena povinnost podle nich postupovat. Jedná se o ČSN 73 6110 Projektování místních komunikací, ČSN 73 6425-1 Autobusové, trolejbusové a tramvajové zastávky, přestupní uzly a stanoviště – Část 1: Navrhování zastávek, ČSN 73 5710 Požární stanice a požární zbrojnice a ČSN 73 4301 Obytné budovy (a její změny).</text:p>
      <text:p text:style-name="P41">Na základě výše uvedeného tedy byly žalobci poskytnuty následující technické normy:</text:p>
      <text:p text:style-name="P41"><text:a xlink:type="simple" xlink:href="http://www.mmr.cz/cs/Stavebni-rad-a-bytova-politika/Uzemni-planovani-a-stavebni-rad/Pravo-a-legislativa-%281%29/Prehled-platnych-pravnich-predpisu/Dalsi-predpisy/Norma-CSN-73-6110-Projektovani-mistnich-komunika" office:target-frame-name="_blank" xlink:show="new">ČSN 73 6110 Projektování místních komunikací</text:a> (zveřejněná na výše uvedeném odkazu)</text:p>
      <text:p text:style-name="P41"><text:a xlink:type="simple" xlink:href="http://www.unmz.cz/files/Stavební%20normy/73%206425-1.pdf?v=read" office:target-frame-name="_blank" xlink:show="new">ČSN 73 6425-1 Autobusové, trolejbusové a tramvajové zastávky, přestupní uzly a stanoviště – Část 1: Navrhování zastávek</text:a></text:p>
      <text:p text:style-name="P41"><text:a xlink:type="simple" xlink:href="http://www.unmz.cz/files/Stavební%20normy/73%205710.pdf?v=read" office:target-frame-name="_blank" xlink:show="new">ČSN 73 5710 Požární stanice a požární zbrojnice</text:a> </text:p>
      <text:p text:style-name="P41"><text:a xlink:type="simple" xlink:href="http://www.unmz.cz/files/Stavební%20normy/73%204301.PDF?v=read" office:target-frame-name="_blank" xlink:show="new">ČSN 73 4301 Obytné budovy</text:a> (a její změny), <text:a xlink:type="simple" xlink:href="http://www.unmz.cz/files/Stavební%20normy/73%204301%20změna%201.PDF?v=read" office:target-frame-name="_blank" xlink:show="new">73 4301 změna 1</text:a>, <text:a xlink:type="simple" xlink:href="http://www.unmz.cz/files/Stavební%20normy/73%204301%20změna%202.pdf?v=read" office:target-frame-name="_blank" xlink:show="new">73 4301 změna 2</text:a>, <text:a xlink:type="simple" xlink:href="http://www.unmz.cz/files/Stavební%20normy/73%204301%20změna%203.pdf?v=read" office:target-frame-name="_blank" xlink:show="new">73 4301 změna 3</text:a></text:p>
      <text:h text:style-name="P48" text:outline-level="1">Závazný právní názor Nejvyššího správního soudu</text:h>
      <text:p text:style-name="P35"><text:span text:style-name="T1">Městský soud v daném řízení rozhodoval v dané věci po druhé, a to na základě předchozího rozsudku Nejvyššího správního soudu č. j. 1 As 162/2014 – 68, ze dne 28. 5. 2015, o kasační stížnosti oprávněného.</text:span></text:p>
      <text:p text:style-name="P36">Jak jsem již uvedl v úvodu, Nejvyšší správní soud se námitkou popsanou v citovaném vyjádření povinného zabýval, když v odůvodnění rozsudku uvedl (zvýraznění částí textu provedl soud):</text:p>
      <text:p text:style-name="P41">„Žalovaný a Ministerstvo pro místní rozvoj shodně tvrdí, že jedinou technickou normu, na kterou dané ustanovení stavebního zákona dopadá, je česká technická norma ČSN 73 6116. Ta byla postupem podle § 5 odst. 8 zákona o technických požadavcích na výrobky zveřejněna. Žalovaný i Ministerstvo pro místní rozvoj zejména zdůrazňují rozdíl mezi tzv. výlučnými (povinnými) a indikativními odkazy na technické normy v právních <text:soft-page-break/>předpisech, který je zohledněn i při přípravě právních předpisů. Například vyhláška č. 268/2009 Sb., o technických požadavcích na stavby, na kterou odkazuje stěžovatel, podle žalovaného i Ministerstva pro místní rozvoj obsahuje pouze tzv. indikativní odkazy na technické normy. Tyto technické normy totiž pouze určují „normovou hodnotu“, která by měla být podle uvedené vyhlášky v určitých případech dosažena. Shoda s normou je ale pouze jedním z možných způsobů splnění požadavků vyhlášky, které mohou být dodrženy i jiným způsobem. Indikativní hodnoty nemají bránit inovacím v případě lepšího řešení. Technické normy, na které odkazuje daná vyhláška, proto nejsou závazné ve smyslu § 196 odst. 2 stavebního zákona, který tak na ně nedopadá. Žalovaný v té souvislosti odkazuje i na čl. 45a Legislativních pravidel vlády, které upravují odkazy na technické normy v právních předpisech a předpokládají odlišný právní režim pro zpřístupňování nezávazných a závazných technických norem.</text:p>
      <text:p text:style-name="P41">[40] Nejvyšší správní soud se ani s touto argumentací žalovaného neztotožňuje a musí přisvědčit stěžovateli. Teorie práva obecně rozeznává tři základní podoby normativnosti – příkaz, zákaz a dovolení. Pokud právo jednotlivci stanoví pouze určité alternativy chování, jedná se o právní povinnost. Každou povinnost lze vyjádřit negativně i pozitivně. Pokud je vyjádřena pozitivně (např. musí být splněny podmínky technické normy), jde o příkaz. V uvedené normě uvedené alternativy jsou totiž jedinými alternativami chování pro daného jednotlivce. V případě negativně vymezené povinnosti (např. nikdo nesmí porušit podmínky technické normy), jde o zákaz. V normě uvedená alternativa je pro jednotlivce vyloučená. Každý příkaz lze převést na zákaz a naopak. Právní povinností lze proto rozumět <text:span text:style-name="T7">„právem omezený výběr alternativ chování subjektu v souvislosti s jeho úsilím realizovat svůj cíl na vykonání určité z nich.“</text:span> (blíže viz Holländer, P. Filosofie práva. 2. vyd. Plzeň: Vydavatelství a nakladatelství Aleš Čeněk, s. r. o, 2012. s. 183).</text:p>
      <text:p text:style-name="P41">[41] Tyto závěry právní teorie respektují i Legislativní pravidla vlády, na která ve své a<text:span text:style-name="T6">r</text:span>gumentaci odkazuje žalovaný. Jejich čl. 45a stanoví: <text:span text:style-name="T7">„(1) Odkazuje-li se při stanovení technických požadavků v právním předpisu na českou technickou normu, jinou technickou normu nebo technický dokument mezinárodní, popřípadě zahraniční organizace nebo jiný technický dokument, který obsahuje podrobné technické požadavky (dále jen „technická norma“), použije se přednostně indikativní odkaz. V tomto případě je třeba v právním předpisu </text:span><text:span text:style-name="T9">výstižně definovat základní technické požadavky a zároveň uvést, že se považují za splněné, postupuje-li se ve shodě s určenou normou nebo její částí</text:span><text:span text:style-name="T7">, definovanou v § 4a zákona č. 22/1997 Sb., o technických požadavcích na výrobky, která obsahuje podrobné technické požadavky. Shoda s určenou normou je jedním ze způsobů, jak prokázat splnění základních technických požadavků. Určená norma v tomto případě konkretizuje obecný, souhrnný právní požadavek. Tyto požadavky mohou být splněny i jiným technickým řešením garantujícím stejnou nebo vyšší úroveň ochrany oprávněných zájmů.“</text:span> (úplné znění Legislativních pravidel vlády je dostupné na <text:a xlink:type="simple" xlink:href="http://www.vlada.cz/">www.vlada.cz</text:a>).</text:p>
      <text:p text:style-name="P41">[42] Ustanovení § 3 písm. k) vyhlášky č. 268/2009 Sb. stanoví, že normovou hodnotou se rozumí <text:span text:style-name="T7">„konkrétní technický požadavek, zejména limitní hodnota, návrhová metoda, národně stanovené parametry, technické vlastnosti stavebních konstrukcí a technických zařízení, obsažený v příslušné české technické normě, jehož dodržení se považuje za splnění požadavků konkrétního ustanovení této vyhlášky.“ Podle § 55 odst. 2 dané vyhlášky platí, že „[o]dchylky od norem jsou přípustné, pokud se prokáže, že navržené řešení odpovídá nejméně základním požadavkům na stavby uvedeným v § 8.“ Ve zmíněném § 8 této vyhlášky se pak uvádí: „(1) Stavba musí být navržena a provedena </text:span><text:soft-page-break/><text:span text:style-name="T7">tak, aby byla při respektování hospodárnosti vhodná pro určené využití a aby současně splnila základní požadavky, kterými jsou: a) mechanická odolnost a stabilita, b) požární bezpečnost, c) ochrana zdraví osob a zvířat, zdravých životních podmínek a životního prostředí, d) ochrana proti hluku, e) bezpečnost při užívání, f) úspora energie a tepelná ochrana. (2) Stavba musí splňovat požadavky uvedené v odstavci 1 při běžné údržbě a působení běžně předvídatelných vlivů po dobu plánované životnosti stavby. (3) Výrobky, materiály a konstrukce navržené a použité pro stavbu musí zaručit, že stavba splní požadavky podle odstavce 1.“</text:span> U některých požadavků ve druhém odstavci [písm. b), c), d) a f)] jsou pak odkazy na jiné zákony a podzákonné předpisy, které ovšem opět odkazují na české technické normy (např. vyhláška č. 23/2008 Sb., o technických podmínkách požární ochrany staveb v § 2 odst. 1 písm. e); zákon č. 258/2000 Sb., o ochraně veřejného zdraví a o změně některých souvisejících zákonů zejména v § 100d nebo v § 82 odst. 5 či v § 5 odst. 6 apod.). Samotná vyhláška č. 268/2009 Sb. pak obsahuje 89 odkazů na hodnoty stanovené technickými normami. </text:p>
      <text:p text:style-name="P41">[43] Z vymezení pojmu normová hodnota ve vyhlášce č. 268/2009 Sb. vyplývá, že se u odkazů na technické normy v této vyhlášce nejedná o tzv. indikativní odkazy ve smyslu čl. 45a a odst. 1 Legislativních pravidel vlády, ale o odkazy závazné. Technické normy, na které je ve vyhlášce odkazováno, totiž neobsahují příklady, jak lze splnit povinnosti stanovení právním předpisem, ale stanoví přímo tyto povinnosti. Vyhláška sama o sobě bez obsahu technické normy nestanoví dostatečně určitě (slovy Legislativních pravidel vlády „výstižně“) pravidlo chování, které má být naplněno. Například podle § 6 odst. 6 vyhlášky: <text:span text:style-name="T7">„Prostorové uspořádání sítí technického vybavení jako souběh nebo křížení jsou stanoveny normovými hodnotami.“</text:span></text:p>
      <text:p text:style-name="P41">[44] Stanovení určité normové hodnoty neznamená, že nemůže být zvoleno ještě lepší řešení. Aby někdo ale mohl zvolit lepší řešení, musí vědět, jaký je minimální povolený standard, kterého musí dosáhnout. Musí hlavně být dopředu jasné, jak postupovat, aby danou vyhlášku neporušil. V souladu s výše uvedenými teoretickoprávními závěry proto vyhláška vymezuje možné alternativy chování jednotlivce v souvislosti s jeho úsilím realizovat svůj cíl. Stanoví tím právní povinnost postupovat podle technické normy ve smyslu § 196 odst. 2 stavebního zákona. Argumentace žalovaného a Ministerstva pro místní rozvoj, že normové hodnoty nejsou závazné, tedy neobstojí. Technické normy, podle kterých stanoví povinnost postupovat vyhláška č. 268/2009 Sb., proto také musí být bezplatně a veřejně přístupné. Tato vyhláška a vyhláška č. 501/2006 Sb. navíc nejsou jedinými prováděcími předpisy ke stavebnímu zákonu, které stanoví povinnost postupovat podle určitých technických norem. Jako příklad lze uvést ještě např. vyhlášku č. 398/2009 Sb., o obecných technických požadavcích zabezpečujících bezbariérové užívání staveb, která dokonce na rozdíl od vyhlášky č. 268/2009 Sb. stanoví, že „[o]dchylky od norem jsou přípustné, pokud se prokáže, že navržené řešení odpovídá nejméně požadavkům těchto norem.“ (viz její § 15 odst. 2). I v případě zbylých prováděcích úprav by proto Úřad měl zajistit bezplatný a veřejný přístup k dotčeným technickým normám.</text:p>
      <text:h text:style-name="P47" text:outline-level="1">Porušení povinností</text:h>
      <text:p text:style-name="P37">Nejvyšší správní soud jednoznačně uvedl, že normy odkazované vyhláškami č. 268/2009 Sb., č. 501/2006 Sb. <text:span text:style-name="T24">a</text:span> č. 398/2009 Sb. je třeba poskytnout, neboť se jedná o technické normy ve stavebnic<text:soft-page-break/>tví, které jsou závazné. <text:span text:style-name="T20">Povinný však poskytl pouze 4 normy odkazované těmito vyhláškami a žádné další normy odkazované těmito vyhláškami neposkytl. </text:span></text:p>
      <text:p text:style-name="P38">Oprávněný si tedy vyžádal stanovisko odborných orgánů, <text:span text:style-name="T21">kterými jsou Česká komora architektů a Česká komora autorizovaných inženýrů a techniků činných ve výstavbě. Tyto instituce jsou zřízeny § 23 odst. 1 zákona č. 360/1992 Sb., o výkonu povolání autorizovaných architektů a o výkonu povolání autorizovaných inženýrů a techniků činných ve výstavbě. </text:span></text:p>
      <text:p text:style-name="P39">Do působnosti těchto komor náleží podle zákona mj. i spolupůsobit při ochraně veřejných zájmů v oblasti výstavby, architektury a územního plánování (§ 23 odst. 6 písm. b) cit. zákona), napomáhat šíření odborných informací (písm. k) tamtéž), hájit stavovské a sociální zájmy autorizovaných osob (písm. p, r, tamtéž). Není tedy pochyb, že v jejich působnosti je i vyjádřit se k tomu, které všechny technické normy ve stavebnictví jsou závazné a mají být poskytnuty. </text:p>
      <text:p text:style-name="P39">Obě řečené instituce poskytly své vyjádření, ČKA dne 19. října 2015 prostřednictvím Mgr. Evy Faltusové, právničky, a ČKAIT <text:s/>dne 14. října 2015 prostřednictvím Marie Báčové, poradkyně předsedy ČKAIT (viz přílohy).</text:p>
      <text:p text:style-name="P40">Z těchto dokumentů vyplývá, že nebyly oprávněnému poskytnuty následující technické normy ve stavebnictví:</text:p>
      <table:table table:name="Tabulka1" table:style-name="Tabulka1">
        <table:table-column table:style-name="Tabulka1.A"/>
        <table:table-column table:style-name="Tabulka1.B"/>
        <table:table-row table:style-name="Tabulka1.1">
          <table:table-cell table:style-name="Tabulka1.A1" office:value-type="string">
            <text:p text:style-name="P30">ČSN 73 6005</text:p>
          </table:table-cell>
          <table:table-cell table:style-name="Tabulka1.A1" office:value-type="string">
            <text:p text:style-name="P30">Prostorové uspořádání síti technického vedení (1994)</text:p>
          </table:table-cell>
        </table:table-row>
        <table:table-row table:style-name="Tabulka1.1">
          <table:table-cell table:style-name="Tabulka1.A1" office:value-type="string">
            <text:p text:style-name="P30">ČSN 73 7505</text:p>
          </table:table-cell>
          <table:table-cell table:style-name="Tabulka1.A1" office:value-type="string">
            <text:p text:style-name="P30">Sdružené trasy městských vedení technického vybavení (1994)</text:p>
          </table:table-cell>
        </table:table-row>
        <table:table-row table:style-name="Tabulka1.1">
          <table:table-cell table:style-name="Tabulka1.A1" office:value-type="string">
            <text:p text:style-name="P30">ČSN 75 5115</text:p>
          </table:table-cell>
          <table:table-cell table:style-name="Tabulka1.A1" office:value-type="string">
            <text:p text:style-name="P30">Jímání podzemní vody (2010)</text:p>
          </table:table-cell>
        </table:table-row>
        <table:table-row table:style-name="Tabulka1.1">
          <table:table-cell table:style-name="Tabulka1.A1" office:value-type="string">
            <text:p text:style-name="P30">ČSN 75 0905</text:p>
          </table:table-cell>
          <table:table-cell table:style-name="Tabulka1.A1" office:value-type="string">
            <text:p text:style-name="P30">Zkoušky vodotěsnosti vodárenských a kanalizačních nádrží (2006)</text:p>
          </table:table-cell>
        </table:table-row>
        <table:table-row table:style-name="Tabulka1.1">
          <table:table-cell table:style-name="Tabulka1.A1" office:value-type="string">
            <text:p text:style-name="P30">ČSN 75 6081</text:p>
          </table:table-cell>
          <table:table-cell table:style-name="Tabulka1.A1" office:value-type="string">
            <text:p text:style-name="P30">Žumpy (2007)</text:p>
          </table:table-cell>
        </table:table-row>
        <table:table-row table:style-name="Tabulka1.1">
          <table:table-cell table:style-name="Tabulka1.A1" office:value-type="string">
            <text:p text:style-name="P30">ČSN 75 6402</text:p>
          </table:table-cell>
          <table:table-cell table:style-name="Tabulka1.A1" office:value-type="string">
            <text:p text:style-name="P30">Čistírny odpadních vod do 500 ekvivalentních obyvatel (1998)</text:p>
          </table:table-cell>
        </table:table-row>
        <table:table-row table:style-name="Tabulka1.1">
          <table:table-cell table:style-name="Tabulka1.A1" office:value-type="string">
            <text:p text:style-name="P30">ČSN 73 0802</text:p>
          </table:table-cell>
          <table:table-cell table:style-name="Tabulka1.A1" office:value-type="string">
            <text:p text:style-name="P30">Požární bezpečnost staveb - Nevýrobní objekty (2009)</text:p>
          </table:table-cell>
        </table:table-row>
        <table:table-row table:style-name="Tabulka1.1">
          <table:table-cell table:style-name="Tabulka1.A1" office:value-type="string">
            <text:p text:style-name="P30">ČSN 73 0804</text:p>
          </table:table-cell>
          <table:table-cell table:style-name="Tabulka1.A1" office:value-type="string">
            <text:p text:style-name="P30">Požární bezpečnost staveb - Výrobní objekty (2010)</text:p>
          </table:table-cell>
        </table:table-row>
        <table:table-row table:style-name="Tabulka1.1">
          <table:table-cell table:style-name="Tabulka1.A1" office:value-type="string">
            <text:p text:style-name="P30">ČSN 73 0833</text:p>
          </table:table-cell>
          <table:table-cell table:style-name="Tabulka1.A1" office:value-type="string">
            <text:p text:style-name="P30">Požární bezpečnost staveb - Budovy pro bydlení a ubytování (2010)</text:p>
          </table:table-cell>
        </table:table-row>
        <table:table-row table:style-name="Tabulka1.1">
          <table:table-cell table:style-name="Tabulka1.A1" office:value-type="string">
            <text:p text:style-name="P30">ČSN EN 1990 (730002)</text:p>
          </table:table-cell>
          <table:table-cell table:style-name="Tabulka1.A1" office:value-type="string">
            <text:p text:style-name="P30">Eurokód: Zásady navrhování konstrukcí</text:p>
          </table:table-cell>
        </table:table-row>
        <table:table-row table:style-name="Tabulka1.11">
          <table:table-cell table:style-name="Tabulka1.A1" office:value-type="string">
            <text:p text:style-name="P30">ČSN EN 1991-1-1 (730035)</text:p>
          </table:table-cell>
          <table:table-cell table:style-name="Tabulka1.A1" office:value-type="string">
            <text:p text:style-name="P30">Eurokód 1: Zatížení konstrukcí - Část 1-1: Obecná zatížení - Objemové tíhy, vlastní tíha a užitná zatížení pozemních staveb</text:p>
          </table:table-cell>
        </table:table-row>
        <table:table-row table:style-name="Tabulka1.1">
          <table:table-cell table:style-name="Tabulka1.A1" office:value-type="string">
            <text:p text:style-name="P30">ČSN EN 1991-1-3 (730035)</text:p>
          </table:table-cell>
          <table:table-cell table:style-name="Tabulka1.A1" office:value-type="string">
            <text:p text:style-name="P30">Eurokód 1: Zatížení konstrukcí - Část 1-3: Obecná zatížení - Zatížení sněhem</text:p>
          </table:table-cell>
        </table:table-row>
        <table:table-row table:style-name="Tabulka1.1">
          <table:table-cell table:style-name="Tabulka1.A1" office:value-type="string">
            <text:p text:style-name="P30">ČSN EN 1991-1-4 (730035)</text:p>
          </table:table-cell>
          <table:table-cell table:style-name="Tabulka1.A1" office:value-type="string">
            <text:p text:style-name="P30">Eurokód 1: Zatížení konstrukcí - Část 1-4: Obecná zatížení - Zatížení větrem</text:p>
          </table:table-cell>
        </table:table-row>
        <table:table-row table:style-name="Tabulka1.1">
          <table:table-cell table:style-name="Tabulka1.A1" office:value-type="string">
            <text:p text:style-name="P30">ČSN EN 1991-1-5 (730035) </text:p>
          </table:table-cell>
          <table:table-cell table:style-name="Tabulka1.A1" office:value-type="string">
            <text:p text:style-name="P30">Eurokód 1: Zatížení konstrukcí - Část 1-5: Obecná zatížení - Zatížení teplotou</text:p>
          </table:table-cell>
        </table:table-row>
        <table:table-row table:style-name="Tabulka1.11">
          <table:table-cell table:style-name="Tabulka1.A1" office:value-type="string">
            <text:p text:style-name="P30">ČSN EN 1991-1-6 <text:soft-page-break/>(730035) </text:p>
          </table:table-cell>
          <table:table-cell table:style-name="Tabulka1.A1" office:value-type="string">
            <text:p text:style-name="P30">Eurokód 1: Zatížení konstrukcí - Část 1-6: Obecná zatížení - Zatížení <text:soft-page-break/>během provádění</text:p>
          </table:table-cell>
        </table:table-row>
        <table:table-row table:style-name="Tabulka1.11">
          <table:table-cell table:style-name="Tabulka1.A1" office:value-type="string">
            <text:p text:style-name="P30">ČSN EN 1991-1-7 (730035)</text:p>
          </table:table-cell>
          <table:table-cell table:style-name="Tabulka1.A1" office:value-type="string">
            <text:p text:style-name="P30">Eurokód 1: Zatížení konstrukcí - Část 1-7: Obecná zatížení - Mimořádná zatížení</text:p>
          </table:table-cell>
        </table:table-row>
        <table:table-row table:style-name="Tabulka1.11">
          <table:table-cell table:style-name="Tabulka1.A1" office:value-type="string">
            <text:p text:style-name="P30">ČSN EN 1991-3 (730035)</text:p>
          </table:table-cell>
          <table:table-cell table:style-name="Tabulka1.A1" office:value-type="string">
            <text:p text:style-name="P30">Eurokód 1: Zatížení konstrukcí - Část 3: Zatížení od jeřábů a strojního vybavení</text:p>
          </table:table-cell>
        </table:table-row>
        <table:table-row table:style-name="Tabulka1.1">
          <table:table-cell table:style-name="Tabulka1.A1" office:value-type="string">
            <text:p text:style-name="P30">ČSN 73 0037 </text:p>
          </table:table-cell>
          <table:table-cell table:style-name="Tabulka1.A1" office:value-type="string">
            <text:p text:style-name="P30">Zemní tlak na stavební konstrukce (1992)</text:p>
          </table:table-cell>
        </table:table-row>
        <table:table-row table:style-name="Tabulka1.1">
          <table:table-cell table:style-name="Tabulka1.A1" office:value-type="string">
            <text:p text:style-name="P30">ČSN 73 0040 </text:p>
          </table:table-cell>
          <table:table-cell table:style-name="Tabulka1.A1" office:value-type="string">
            <text:p text:style-name="P30">Zatížení stavebních objektů technickou seizmicitou a jejich odezva (1996)</text:p>
          </table:table-cell>
        </table:table-row>
        <table:table-row table:style-name="Tabulka1.1">
          <table:table-cell table:style-name="Tabulka1.A1" office:value-type="string">
            <text:p text:style-name="P30">ČSN 73 0831</text:p>
          </table:table-cell>
          <table:table-cell table:style-name="Tabulka1.A1" office:value-type="string">
            <text:p text:style-name="P30">Požární bezpečnost staveb - Shromažďovací prostory (2011)</text:p>
          </table:table-cell>
        </table:table-row>
        <table:table-row table:style-name="Tabulka1.11">
          <table:table-cell table:style-name="Tabulka1.A1" office:value-type="string">
            <text:p text:style-name="P30">ČSN 73 0835</text:p>
          </table:table-cell>
          <table:table-cell table:style-name="Tabulka1.A1" office:value-type="string">
            <text:p text:style-name="P30">Požární bezpečnost staveb - Budovy zdravotnických zařízení a sociální péče (2006)</text:p>
          </table:table-cell>
        </table:table-row>
        <table:table-row table:style-name="Tabulka1.1">
          <table:table-cell table:style-name="Tabulka1.A1" office:value-type="string">
            <text:p text:style-name="P30">ČSN 73 0842</text:p>
          </table:table-cell>
          <table:table-cell table:style-name="Tabulka1.A1" office:value-type="string">
            <text:p text:style-name="P30">Požární bezpečnost staveb. Objekty pro zemědělskou výrobu (1996)</text:p>
          </table:table-cell>
        </table:table-row>
        <table:table-row table:style-name="Tabulka1.1">
          <table:table-cell table:style-name="Tabulka1.A1" office:value-type="string">
            <text:p text:style-name="P30">ČSN 73 0843</text:p>
          </table:table-cell>
          <table:table-cell table:style-name="Tabulka1.A1" office:value-type="string">
            <text:p text:style-name="P30">Požární bezpečnost staveb - Objekty spojů a poštovních provozů (2001)</text:p>
          </table:table-cell>
        </table:table-row>
        <table:table-row table:style-name="Tabulka1.1">
          <table:table-cell table:style-name="Tabulka1.A1" office:value-type="string">
            <text:p text:style-name="P30">ČSN 73 0845</text:p>
          </table:table-cell>
          <table:table-cell table:style-name="Tabulka1.A1" office:value-type="string">
            <text:p text:style-name="P30">Požární bezpečnost staveb. Sklady (1997)</text:p>
          </table:table-cell>
        </table:table-row>
        <table:table-row table:style-name="Tabulka1.1">
          <table:table-cell table:style-name="Tabulka1.A1" office:value-type="string">
            <text:p text:style-name="P30">ČSN 73 0810 </text:p>
          </table:table-cell>
          <table:table-cell table:style-name="Tabulka1.A1" office:value-type="string">
            <text:p text:style-name="P30">Požární bezpečnost staveb - Společná ustanovení (2009)</text:p>
          </table:table-cell>
        </table:table-row>
        <table:table-row table:style-name="Tabulka1.1">
          <table:table-cell table:style-name="Tabulka1.A1" office:value-type="string">
            <text:p text:style-name="P30">ČSN 73 0873</text:p>
          </table:table-cell>
          <table:table-cell table:style-name="Tabulka1.A1" office:value-type="string">
            <text:p text:style-name="P30">Požární bezpečnost staveb - Zásobování požární vodou (2003)</text:p>
          </table:table-cell>
        </table:table-row>
        <table:table-row table:style-name="Tabulka1.1">
          <table:table-cell table:style-name="Tabulka1.A1" office:value-type="string">
            <text:p text:style-name="P30">ČSN 73 5305</text:p>
          </table:table-cell>
          <table:table-cell table:style-name="Tabulka1.A1" office:value-type="string">
            <text:p text:style-name="P30">Administrativní budovy a prostory (2005)</text:p>
          </table:table-cell>
        </table:table-row>
        <table:table-row table:style-name="Tabulka1.1">
          <table:table-cell table:style-name="Tabulka1.A1" office:value-type="string">
            <text:p text:style-name="P30">ČSN 73 6058</text:p>
          </table:table-cell>
          <table:table-cell table:style-name="Tabulka1.A1" office:value-type="string">
            <text:p text:style-name="P30">Jednotlivé, řadové a hromadné garáže (2011)</text:p>
          </table:table-cell>
        </table:table-row>
      </table:table>
      <text:p text:style-name="P31"/>
      <text:p text:style-name="P28">Další technické normy, které nebyly oprávněnému poskytnuty jsou uvedeny v přiložených dokumentech, na které se oprávněný plně odvolává. </text:p>
      <text:p text:style-name="P31"><text:span text:style-name="T22">Oprávněný dále zejména poukazuje na následující: </text:span>Na technické normy, resp. normové hodnoty, se odvolávají prováděcí vyhlášky ke stavebnímu zákonu vydávané Ministerstvem pro místní rozvoj. Tyto vyhlášky neobsahují čísla ani názvy konkrétních norem. Normy lze dohledat prostřednictvím seznamů ČSN, uveřejněných na webových stránkách MMR (<text:a xlink:type="simple" xlink:href="http://www.mmr.cz/">www.mmr.cz</text:a> – sekce <text:a xlink:type="simple" xlink:href="http://www.mmr.cz/cs/Stavebni-rad-a-bytova-politika">Územní a bytová politika</text:a><text:span text:style-name="apple-converted-space"> </text:span>&gt;<text:span text:style-name="apple-converted-space"> </text:span><text:a xlink:type="simple" xlink:href="http://www.mmr.cz/cs/Stavebni-rad-a-bytova-politika/Uzemni-planovani-a-stavebni-rad">Územní plánování a stavební řád</text:a><text:span text:style-name="apple-converted-space"> </text:span>&gt;<text:span text:style-name="apple-converted-space"> </text:span><text:a xlink:type="simple" xlink:href="http://www.mmr.cz/cs/Stavebni-rad-a-bytova-politika/Uzemni-planovani-a-stavebni-rad/Pravo-a-legislativa-(1)">Právo a legislativa</text:a><text:span text:style-name="apple-converted-space"> </text:span>&gt;)</text:p>
      <text:p text:style-name="P31"><text:a xlink:type="simple" xlink:href="http://www.mmr.cz/cs/Stavebni-rad-a-bytova-politika/Uzemni-planovani-a-stavebni-rad/Pravo-a-legislativa-(1)/Normy-CSN-a-souvisejici-informace">http://www.mmr.cz/cs/Stavebni-rad-a-bytova-politika/Uzemni-planovani-a-stavebni-rad/Pravo-a-legislativa-(1)/Normy-CSN-a-souvisejici-informace</text:a></text:p>
      <text:p text:style-name="P31">kde je umístěn</text:p>
      <text:list xml:id="list2336204516932824600" text:style-name="WWNum2">
        <text:list-item>
          <text:p text:style-name="P22">Seznam ČSN k vyhlášce 268/2009 Sb., o technických požadavcích na stavby, ve znění vyhlášky č. 20/2012,</text:p>
        </text:list-item>
        <text:list-item>
          <text:p text:style-name="P22">Seznam ČSN k vyhlášce 398/2009 Sb., o obecných technických požadavcích zabezpečujících bezbariérové užívání staveb.</text:p>
        </text:list-item>
      </text:list>
      <text:p text:style-name="P28"><text:soft-page-break/>Tyto dva seznamy, viz příloha, obsahují konkrétní čísla jednotlivých ustanovení vyhlášek a k nim prováděcích technických norem ve stavebnictví. </text:p>
      <text:p text:style-name="P28"><text:span text:style-name="T46">Aniž by to bylo podmínkou nařízení výkonu rozhodnutí, o</text:span>právněný tedy <text:span text:style-name="T33">prokázal</text:span> přiloženými dokumenty, že <text:span text:style-name="T40">povinný</text:span><text:span text:style-name="T33"> </text:span><text:span text:style-name="T5">neposkytl</text:span><text:span text:style-name="T33"> velký počet technických norem ve stavebnictví</text:span> (blíže specifikovaný výše a v přiložených dokumentech), nejméně však 20 takových norem. Oprávněný tedy prokázal, že žalobce neplní to, co mu ukládá vykonatelné rozhodnutí soudu. </text:p>
      <text:p text:style-name="P28">Pro dokreslení toho, že postup povinného a státu je v tomto případě v rozporu se základními zásadami právního státu, oprávněný uvádí, že <text:span text:style-name="T23">Ministerstvo průmyslu a obchodu, které prohrálo s oprávněným soudní spor, zneužívá nyní svého postavení v legislativním procesu. V Poslanecké sněmovně prosadilo ve výboru jako přílepek pozměňovací návrh, kterým má být vypouštěna ze stavebního zákona bezplatná dostupnost technických norem ve stavebnictví (viz přiložená tisková ČKAIT). Usnesení hospodářského výboru Poslanecké sněmovny (HV PS) ze dne 11. listopadu 2015, které je přílohou zápisu ze schůze HV PS konané 10. a 11. listopadu 2015, doporučuje Poslanecké sněmovně přijetí pozměňovacího návrhu k navrhované novele zákona č. 22/1997 Sb., kterým se ruší § 196 odst. 2 stavebního zákona (zákon č. 183/2006 Sb.). Zjevně tak povinný přiznává, že ho povinnost dosud tížila a v tomto řízení je povinen požadovanou informaci poskytnout.</text:span></text:p>
      <text:p text:style-name="P28"/>
      <text:p text:style-name="P33">Přílohy</text:p>
      <text:h text:style-name="P9" text:outline-level="1"><text:span text:style-name="T47">rozsudek Nejvyššího správního soudu ze dne 28. 5. 2015, č. j. 1 As 162/2014 – 63</text:span><text:line-break/><text:span text:style-name="T47">vyjádření České komory architektů k závaznosti technických norem ve stavebnictví<text:line-break/>vyjádření České komory autorizovaných inženýrů a techniků činných ve výstavbě<text:line-break/>stránka „Normy ČSN a související informace“ na webu MMR ČR a na ní odkázané dokumenty:<text:line-break/><text:tab/>Seznam ČSN k vyhlášce č. 398/2009 Sb.<text:line-break/><text:tab/>Seznam ČSN k vyhlášce č. 268/2009 Sb.</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Tučné"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2"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Liberation Serif1" fo:font-family="'Liberation Serif'" style:font-style-name="Tučné" style:font-family-generic="roman" style:font-pitch="variable" fo:font-size="11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212cm" fo:margin-bottom="0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9T14:33:28.212104393</meta:creation-date>
    <dc:date>2016-02-11T14:06:32.370772931</dc:date>
    <meta:editing-duration>PT4M47S</meta:editing-duration>
    <meta:editing-cycles>4</meta:editing-cycles>
    <meta:generator>LibreOffice/4.2.8.2$Linux_X86_64 LibreOffice_project/420m0$Build-2</meta:generator>
    <meta:document-statistic meta:table-count="1" meta:image-count="0" meta:object-count="0" meta:page-count="10" meta:paragraph-count="131" meta:word-count="3485" meta:character-count="24118" meta:non-whitespace-character-count="20712"/>
  </office:meta>
</office:document-meta>
</file>